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10000028DF7EB66531BD8BCFC.png" manifest:media-type="image/png"/>
  <manifest:file-entry manifest:full-path="Pictures/1000000000000400000002AA293DB3B16686C69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entury Schoolbook L" svg:font-family="'Century Schoolbook L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4cm"/>
    </style:style>
    <style:style style:name="pr2" style:family="presentation" style:parent-style-name="Default-subtitle">
      <style:graphic-properties draw:fill-color="#ffffff" draw:auto-grow-height="true" fo:min-height="8.3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Century Schoolbook L" fo:font-size="66pt" style:font-size-asian="48pt" style:font-size-complex="48pt"/>
    </style:style>
    <style:style style:name="P2" style:family="paragraph">
      <loext:graphic-properties draw:fill-color="#ffffff"/>
      <style:text-properties style:font-name="Courier1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entury Schoolbook L" fo:font-size="54pt" style:font-size-asian="36pt" style:font-size-complex="36pt"/>
    </style:style>
    <style:style style:name="T2" style:family="text">
      <style:text-properties style:font-name="Courier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1cm" svg:height="2.54cm" svg:x="0cm" svg:y="0cm" presentation:class="title" presentation:user-transformed="true">
          <draw:text-box>
            <text:p><text:span text:style-name="T1"><text:s/></text:span><text:span text:style-name="T1">Excursie Linnaeusborg</text:span></text:p>
          </draw:text-box>
        </draw:frame>
        <draw:frame presentation:style-name="pr2" draw:text-style-name="P2" draw:layer="layout" svg:width="18.899cm" svg:height="8.382cm" draw:transform="rotate (0.0851720674973233) translate (0.728cm 10.725cm)" presentation:class="subtitle" presentation:user-transformed="true">
          <draw:text-box>
            <text:p><text:span text:style-name="T2">Woendag 14 december 2016</text:span></text:p>
            <text:p><text:span text:style-name="T2">18:30-20:30</text:span></text:p>
            <text:p><text:span text:style-name="T2">Linnaeusborg, Nijenborgh 7</text:span></text:p>
            <text:p><text:span text:style-name="T2">Groningen</text:span></text:p>
            <text:p><text:span text:style-name="T2">Iedereen is welkom!</text:span></text:p>
          </draw:text-box>
        </draw:frame>
        <draw:frame draw:style-name="gr1" draw:text-style-name="P3" draw:layer="layout" svg:width="9.916cm" svg:height="6.604cm" svg:x="5.334cm" svg:y="2.794cm">
          <draw:image xlink:href="Pictures/1000000000000400000002AA293DB3B16686C69E.jpg" xlink:type="simple" xlink:show="embed" xlink:actuate="onLoad">
            <text:p/>
          </draw:image>
        </draw:frame>
        <draw:frame draw:style-name="gr2" draw:text-style-name="P4" draw:layer="layout" svg:width="20.999cm" svg:height="11.267cm" svg:x="0cm" svg:y="18.433cm">
          <draw:image xlink:href="Pictures/10000201000004C10000028DF7EB66531BD8BCF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entury Schoolbook L" svg:font-family="'Century Schoolbook L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4cm" fo:margin-bottom="0cm" fo:text-indent="0cm"/>
      <style:text-properties fo:font-size="3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2cm" fo:margin-bottom="0cm" fo:text-indent="0cm"/>
      <style:text-properties fo:font-size="2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9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9:40:18.860340087</meta:creation-date>
    <dc:date>2016-12-06T19:53:40.013505806</dc:date>
    <meta:editing-duration>PT10M29S</meta:editing-duration>
    <meta:editing-cycles>5</meta:editing-cycles>
    <meta:generator>LibreOffice/5.2.2.2$Linux_X86_64 LibreOffice_project/20m0$Build-2</meta:generator>
    <meta:document-statistic meta:object-count="27"/>
  </office:meta>
</office:document-meta>
</file>